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paragraph-rsid="0008ca15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ourier New" officeooo:rsid="0001acae" officeooo:paragraph-rsid="0001acae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ourier New" officeooo:paragraph-rsid="0001acae"/>
    </style:style>
    <style:style style:name="T1" style:family="text">
      <style:text-properties officeooo:rsid="0008ca1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fi Melgar</text:p>
      <text:p text:style-name="P3">Lab05 – Advanced Search</text:p>
      <text:p text:style-name="P4">-How long did it take for you to create this pseudocode? </text:p>
      <text:p text:style-name="P3">It took me around 4.5 hours in reading, practicing and trying different things for it.</text:p>
      <text:p text:style-name="P4">-What was the hardest part of the assignment? </text:p>
      <text:p text:style-name="P3">The hardest part to me was to understand the logic, at this point I’m not sure if it will work in real code. <text:s/>The keywords weren’t so hard, but trying to combine the logic with the keywords took me a good amount of time. I feel that there is something missing, but I don’t know what is.</text:p>
      <text:p text:style-name="P4">-Was there anything unclear about the instructions or how you were to complete this lab? </text:p>
      <text:p text:style-name="P3">It was clear, but my perspective wasn’t enough to understand it after many tries.</text:p>
      <text:p text:style-name="P1"/>
      <text:p text:style-name="P1"/>
      <text:p text:style-name="P1"/>
      <text:p text:style-name="P1">PROMPT for a file containing a collection of words</text:p>
      <text:p text:style-name="P1">data_JSON &lt;- data_text</text:p>
      <text:p text:style-name="P1">search_word &lt;- GET word to search for</text:p>
      <text:p text:style-name="P1"/>
      <text:p text:style-name="P1">advanced_search(data_JSON, data_JSON.length, search_word):</text:p>
      <text:p text:style-name="P1"><text:s text:c="4"/>low_index &lt;- low index in the collection</text:p>
      <text:p text:style-name="P1"><text:s text:c="4"/>high_index &lt;- high index in the collection</text:p>
      <text:p text:style-name="P1"/>
      <text:p text:style-name="P1"><text:s text:c="4"/>WHILE low_index &lt;= high_index:</text:p>
      <text:p text:style-name="P1"><text:s text:c="8"/>mid_index &lt;- use the formula (low_index + high_index) / 2</text:p>
      <text:p text:style-name="P1"><text:s text:c="8"/>IF index(search_word) == data_JSON[mid_index]</text:p>
      <text:p text:style-name="P1"><text:s text:c="12"/>return mid_index</text:p>
      <text:p text:style-name="P1"><text:s text:c="12"/>PUT the search_word exists in the list</text:p>
      <text:p text:style-name="P1"><text:s text:c="8"/>ELIF index(search_word) <text:span text:style-name="T1">&gt;</text:span> data_JSON[mid_index]</text:p>
      <text:p text:style-name="P2"><text:tab/><text:tab/> <text:s/>low_index = mid_index + 1</text:p>
      <text:p text:style-name="P1"><text:s text:c="8"/>ELSE</text:p>
      <text:p text:style-name="P2"><text:s text:c="12"/>high_index = mid_index – 1</text:p>
      <text:p text:style-name="P2"/>
      <text:p text:style-name="P1"><text:s text:c="4"/>PUT the search_word doesn't exist in the li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7:37:38.807080126</meta:creation-date>
    <dc:date>2022-05-21T17:54:22.423340917</dc:date>
    <meta:editing-duration>PT16M4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10" meta:character-count="1348" meta:non-whitespace-character-count="1068"/>
  </office:meta>
</office:document-meta>
</file>